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bold" style:letter-kerning="true" style:font-name-asian="Lucida Sans" style:font-size-asian="18pt" style:font-style-asian="normal" style:font-weight-asian="bold" style:font-name-complex="Lucida Sans" style:font-size-complex="18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ff3333" style:text-outline="false" style:text-line-through-style="none" style:font-name="Lucida Sans" fo:font-size="18pt" fo:letter-spacing="normal" fo:font-style="normal" fo:text-shadow="none" style:text-underline-style="none" fo:font-weight="bold" style:letter-kerning="true" style:font-name-asian="Lucida Sans" style:font-size-asian="18pt" style:font-style-asian="normal" style:font-weight-asian="bold" style:font-name-complex="Lucida Sans" style:font-size-complex="18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ERENCIA ENTRE PROGRAMA Y PROCESO</text:p>
      <text:p text:style-name="P1">Un programa son una o mútliples líneas de codigo desarrolladas con la intención de resolver una tarea. El proceso sería este programa en ejecución.</text:p>
      <text:p text:style-name="Standard"/>
      <text:p text:style-name="P1">¿EN QUÉ CONSISTE LA PROGRAMACIÓN MULTIPROCESO? </text:p>
      <text:p text:style-name="P1">La programación multiproceso permite varios procesos sobre el mismo programa funcionando de forma paralela.</text:p>
      <text:p text:style-name="Standard"/>
      <text:p text:style-name="P1">¿QUIÉN ES EL ENCARGADO DE LA GESTIÓN DE LOS PROCESOS EN LOS EQUIPOS INFORMÁTICOS? </text:p>
      <text:p text:style-name="P1">El sistema operativo.</text:p>
      <text:p text:style-name="Standard"/>
      <text:p text:style-name="P1">¿PARA QUÉ SIRVE EL COMANDO ps EN GNU/LINUX? </text:p>
      <text:p text:style-name="P1">Para mostrar información sobre los procesos en ejecución.</text:p>
      <text:p text:style-name="Standard"/>
      <text:p text:style-name="P1">¿PARA QUÉ SIRVE EL COMANDO top EN GNU/LINUX? </text:p>
      <text:p text:style-name="P1">Para mostrar información actualizada en tiempo real sobre los procesos en ejecución. <text:s/></text:p>
      <text:p text:style-name="Standard"/>
      <text:p text:style-name="P1">¿PARA QUÉ SIRVE EL COMANDO free EN GNU/LINUX? </text:p>
      <text:p text:style-name="P1">Para ver información detallada sobre la memoria del ordenador, la capacidad total, utilizada y libre.</text:p>
      <text:p text:style-name="Standard"/>
      <text:p text:style-name="P1">¿QUÉ APLICACIÓN GRÁFICA CONOCES EN UBUNTU PARA VER EL ESTADO DE LOS PROCESOS? </text:p>
      <text:p text:style-name="P1">Monitor del sistema.</text:p>
      <text:p text:style-name="Standard"/>
      <text:p text:style-name="P1">¿QUÉ APLICACIÓN GRÁFICA CONOCES EN WINDOWS PARA VER EL ESTADO DE LOS PROCESOS? </text:p>
      <text:p text:style-name="P1">Administrador de tareas.</text:p>
      <text:p text:style-name="Standard"/>
      <text:p text:style-name="P1">¿PARA QUÉ SIRVE EL COMANDO tasklist DE MS-DOS? </text:p>
      <text:p text:style-name="P1">Para mostrar una lista de todos los procesos en <text:soft-page-break/>ejecución.</text:p>
      <text:p text:style-name="Standard"/>
      <text:p text:style-name="P1">¿QUÉ DIFERENTES ESTADOS TIENEN LOS PROCESOS GESTIONADOS POR LOS SISTEMAS OPERATIVOS? </text:p>
      <text:p text:style-name="P1">En ejecución, preparado para comenzar su ejecución o bloqueado.</text:p>
      <text:p text:style-name="Standard"/>
      <text:p text:style-name="P1">¿QUÉ DIFERENCIA HAY ENTRE UN PROCESO PADRE Y UN PROCESO HIJO? </text:p>
      <text:p text:style-name="P1">El proceso hijo sería una copia del proceso padre cuya intención sería ayudar a resolver una tarea mayor resolviendo una subtarea. Tendrán diferentes identificadores.</text:p>
      <text:p text:style-name="Standard"/>
      <text:p text:style-name="P1">¿PARA QUÉ SIRVE LA FUNCIÓN fork() EN C? </text:p>
      <text:p text:style-name="P1">Para intentar crear un proceso hijo.</text:p>
      <text:p text:style-name="Standard"/>
      <text:p text:style-name="P1">¿PARA QUÉ SIRVE LA FUNCIÓN exec() EN C? </text:p>
      <text:p text:style-name="P1">A diferencia de fork, el programa resultante no es una copia del proceso padre. Sería un nuevo programa que reemplazaría al que se encuentra en ejecución.</text:p>
      <text:p text:style-name="Standard"/>
      <text:p text:style-name="P1">¿CÓMO SE LLAMA AL NÚMERO ENTERO POSITIVO QUE IDENTIFICA DE FORMA UNÍVOCA A CADA PROCESO EN LOS SISTEMAS OPERATIVOS? </text:p>
      <text:p text:style-name="P1">PID.</text:p>
      <text:p text:style-name="Standard"/>
      <text:p text:style-name="P1">¿PARA QUÉ SIRVEN LOS PIPES O TUBERÍAS EN LINUX? </text:p>
      <text:p text:style-name="P1">Nos permiten comunicarnos entre procesos, escribiendo y recibiendo datos.</text:p>
      <text:p text:style-name="Standard"/>
      <text:p text:style-name="P1">¿PARA QUÉ SIRVE EL COMANDO kill EN GNU/LINUX?</text:p>
      <text:p text:style-name="P1">Para enviar señales entre procesos.</text:p>
      <text:p text:style-name="Standard"/>
      <text:p text:style-name="P1">¿CON QUÉ COMANDO DE GNU/LINUX SE PUEDEN COMPILAR PROGRAMAS ESCRITOS EN LENGUAJE C?</text:p>
      <text:p text:style-name="P1"><text:soft-page-break/>gcc EJEMPLO.c -o EJEMPLO</text:p>
      <text:p text:style-name="Standard"/>
      <text:p text:style-name="P1">¿QUÉ SE ENTIENDE POR PROCESO ZOMBIE?</text:p>
      <text:p text:style-name="P1">Un proceso cuya ejecución ha terminado pero sigue teniendo una entrada en la tabla de procesos. Generalmente este tipo de procesos son consecuencia de un malfuncionamiento o bug y la aparición continua de estos podría ralentizar el ordenador.</text:p>
      <text:p text:style-name="P1"/>
      <text:p text:style-name="P1">¿PARA QUÉ SIRVE LA SENTENCIA <text:span text:style-name="T1">wait NULL) </text:span>EN C Y DÓNDE SE SUELE UBICAR DENTRO DE LOS PROGRAMAS EN C?</text:p>
      <text:p text:style-name="P1">Para esperar a que termine la ejecución de los procesos hijo y se suele situar dentro del código que vaya a ser ejecutado por el proceso padre.</text:p>
      <text:p text:style-name="Standard"/>
      <text:p text:style-name="P1">¿QUÉ SE CONSIGUE EN C CON EL USO DE LA SENTENCIA <text:span text:style-name="T1">exit(0)</text:span>?</text:p>
      <text:p text:style-name="P1">Cerrar el programa.</text:p>
      <text:p text:style-name="Standard"/>
      <text:p text:style-name="P1">¿QUÉ SE CONSIGUE EN C CON LA EJECUCIÓN DE LA SENTENCIA <text:span text:style-name="T1">printf()</text:span>?</text:p>
      <text:p text:style-name="P1">Mostrar en pantalla el String escrito entre las paréntesis.</text:p>
      <text:p text:style-name="Standard"/>
      <text:p text:style-name="P1">¿CONOCES ALGUNA SENTENCIA EN C PARA GESTIONAR BUCLES? </text:p>
      <text:p text:style-name="P1">While, for, do while</text:p>
      <text:p text:style-name="Standard"/>
      <text:p text:style-name="P2">¿QUÉ SENTENCIA S CONOCES EN PARA HACER SELECCIÓN DE VALORES?</text:p>
      <text:p text:style-name="Standard"/>
      <text:p text:style-name="P1">¿CÓMO SE INDICAN LOS COMENTARIOS EN C?</text:p>
      <text:p text:style-name="P1">/*Comentario_1*/</text:p>
      <text:p text:style-name="P1">//Comentario_2</text:p>
      <text:p text:style-name="Standard"/>
      <text:p text:style-name="P1">¿SABRÍAS INDICAR QUÉ HACE LA SENTENCIA EN C <text:soft-page-break/><text:span text:style-name="T1">pipe()</text:span>?</text:p>
      <text:p text:style-name="P1">Para crear tuberías.</text:p>
      <text:p text:style-name="Standard"/>
      <text:p text:style-name="P1">¿PARA QUÉ SIRVE LA CLASE ABSTRACTA DE JAVA DE NOMBRE Process?</text:p>
      <text:p text:style-name="P1">La clase nos permitirá gestionar, comprobar y alterar el estado del proceso instanciado.</text:p>
      <text:p text:style-name="Standard"/>
      <text:p text:style-name="P1">¿PARA QUÉ SIRVE LA CLASE DE JAVA DE NOMBRE Runtime? </text:p>
      <text:p text:style-name="P1">Todas las clases de Java tienen una instancia del Runtime que permite a la aplicación interactuar con el entorno donde se está ejecutando.</text:p>
      <text:p text:style-name="Standard"/>
      <text:p text:style-name="P1">¿QUÉ SE ENTIENDE POR PROGRAMACIÓN CONCURRENTE?</text:p>
      <text:p text:style-name="P1">Se trataría de la realización de múltiples tareas no realizadas de forma paralela. Es decir, se ejecuta parte de un proceso, seguido de parte de otro y así sucesivamente hasta que todos los procesos finalicen sue ejecución.</text:p>
      <text:p text:style-name="Standard"/>
      <text:p text:style-name="P1">¿QUÉ SE ENTIENDE POR PROGRAMACIÓN PARALELA?</text:p>
      <text:p text:style-name="P1">Se trataría de la realización de múltiples tareas al mismo tiempo de forma paralela. Es decir, no hay que esperar a que una ejecución termine para ejecutar otra. </text:p>
      <text:p text:style-name="Standard"/>
      <text:p text:style-name="P1">¿QUÉ SE ENTIENDE POR PROGRAMACIÓN DISTRIBUIDA?</text:p>
      <text:p text:style-name="P1">Un sistema distribuido se trata de aquel cuyos componentes hardware o software, encontrados en diferentes ordenadores unidos por red, se comunican mediante mensaj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</style:style>
    <style:style style:name="Esquema_20_3" style:display-name="Esquema 3" style:family="paragraph" style:parent-style-name="Esquema_20_2">
      <style:paragraph-properties fo:margin-top="0cm" fo:margin-bottom="0.3cm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  <style:text-properties fo:font-size="20pt" style:font-size-asian="20pt" style:font-size-complex="20pt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determinado_20_1_7e_LT_7e_Gliederung_20_1" style:display-name="Predeterminado 1~LT~Gliederung 1" style:family="paragraph">
      <style:paragraph-properties fo:margin-left="0cm" fo:margin-right="0cm" fo:margin-top="0cm" fo:margin-bottom="0.499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ítulo1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26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" style:family="paragraph">
      <style:paragraph-properties fo:margin-left="0cm" fo:margin-right="0cm" style:line-height-at-least="0.353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27S</meta:editing-duration>
    <meta:editing-cycles>6</meta:editing-cycles>
    <meta:generator>OpenOffice/4.1.7$Win32 OpenOffice.org_project/417m1$Build-9800</meta:generator>
    <dc:date>2020-11-12T07:11:41.06</dc:date>
    <dc:creator>César Ferreiro Ortiz de Guinea</dc:creator>
    <meta:document-statistic meta:table-count="0" meta:image-count="0" meta:object-count="0" meta:page-count="4" meta:paragraph-count="60" meta:word-count="679" meta:character-count="4212"/>
    <meta:user-defined meta:name="Info 1"/>
    <meta:user-defined meta:name="Info 2"/>
    <meta:user-defined meta:name="Info 3"/>
    <meta:user-defined meta:name="Info 4"/>
  </office:meta>
</office:document-meta>
</file>